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ejaVu Sans" svg:font-family="'DejaVu Sans'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15.3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56.9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56mm" fo:break-before="auto" style:use-optimal-row-height="true"/>
    </style:style>
    <style:style style:name="ta1" style:family="table" style:master-page-name="PageStyle_5f_Backplane_20_Pinout">
      <style:table-properties table:display="true" style:writing-mode="lr-tb"/>
    </style:style>
    <style:style style:name="ta2" style:family="table" style:master-page-name="PageStyle_5f_ID_20_EEPRO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style:font-name="DejaVu Sans" fo:font-size="11pt" style:font-size-asian="11pt" style:font-size-complex="11pt"/>
    </style:style>
    <style:style style:name="ce4" style:family="table-cell" style:parent-style-name="Default">
      <style:table-cell-properties style:vertical-align="middle"/>
      <style:text-properties style:font-name="DejaVu Sans" fo:font-size="11pt" style:font-size-asian="11pt" style:font-size-complex="11pt"/>
    </style:style>
    <style:style style:name="ce5" style:family="table-cell" style:parent-style-name="Default">
      <style:table-cell-properties fo:wrap-option="wrap" style:vertical-align="middle"/>
      <style:text-properties style:font-name="DejaVu Sans" fo:font-size="11pt" style:font-size-asian="11pt" style:font-size-complex="11pt"/>
    </style:style>
    <style:style style:name="ce6" style:family="table-cell" style:parent-style-name="Default"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DejaVu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ckplane Pinou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4" table:number-rows-spanned="1">
            <text:p>For counting purposes only...</text:p>
          </table:table-cell>
          <table:covered-table-cell table:number-columns-repeated="3"/>
          <table:table-cell table:number-columns-repeated="2"/>
          <table:table-cell table:style-name="ce2" office:value-type="string" calcext:value-type="string">
            <text:p>Module dimensions (ideas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3?</text:p>
          </table:table-cell>
          <table:table-cell table:style-name="ce4" office:value-type="string" calcext:value-type="string" table:number-columns-spanned="1" table:number-rows-spanned="3">
            <text:p>Module (EEPROM) address</text:p>
          </table:table-cell>
          <table:table-cell/>
          <table:table-cell table:style-name="ce2" office:value-type="string" calcext:value-type="string">
            <text:p>Low-profile PCI card: 64.41mm high, 119.91mm long, 15.24mm wide [between slots]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4?</text:p>
          </table:table-cell>
          <table:covered-table-cell/>
          <table:table-cell/>
          <table:table-cell table:style-name="ce2" office:value-type="string" calcext:value-type="string">
            <text:p>PCI-express x1 connectors have 18x2 pins, cost 50c e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5?</text:p>
          </table:table-cell>
          <table:covered-table-cell/>
          <table:table-cell/>
          <table:table-cell table:style-name="ce7" office:value-type="string" calcext:value-type="string">
            <text:p><text:a xlink:href="http://au.mouser.com/ProductDetail/Amphenol-FCI/10018784-10210TLF/?qs=sGAEpiMZZMtWxQ3D3EXBNw3nQbjtjJvkffHGiLXPOzo%3D" xlink:type="simple">http://au.mouser.com/ProductDetail/Amphenol-FCI/10018784-10210TLF/?qs=sGAEpiMZZMtWxQ3D3EXBNw3nQbjtjJvkffHGiLXPOzo%3d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n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2"/>
          <table:table-cell table:style-name="ce7" office:value-type="string" calcext:value-type="string">
            <text:p><text:a xlink:href="http://au.element14.com/amphenol-fci/10018783-10200tlf/card-edge-connector-receptacle/dp/1924223" xlink:type="simple">http://au.element14.com/amphenol-fci/10018783-10200tlf/card-edge-connector-receptacle/dp/1924223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v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D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nd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64-pin PCIe socket from 80c. I could kinda even use their pinout as inspiration..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LK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5" office:value-type="string" calcext:value-type="string" table:number-columns-spanned="1" table:number-rows-spanned="7">
            <text:p>Depending on module’s capabilities and control instructions, these may be modified before being passed along</text:p>
          </table:table-cell>
          <table:table-cell/>
          <table:table-cell table:style-name="ce2" office:value-type="string" calcext:value-type="string">
            <text:p>98-pin ~$1.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LK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/>
          <table:covered-table-cell/>
          <table:table-cell/>
          <table:table-cell table:style-name="ce2" office:value-type="string" calcext:value-type="string">
            <text:p>164-pin ~$1.05 (?!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RCLK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/>
          <table:covered-table-cell/>
          <table:table-cell/>
          <table:table-cell table:style-name="ce2" office:value-type="string" calcext:value-type="string">
            <text:p>If I don't follow PCIe pinout, might make layout easier if Gnds on solder side and Vcc is on component side? [marginal]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2S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/>
          <table:covered-table-cell/>
          <table:table-cell/>
          <table:table-cell table:style-name="ce2" office:value-type="string" calcext:value-type="string">
            <text:p>(Probably want more grounds near the high-speed signals...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2S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/>
          <table:covered-table-cell/>
          <table:table-cell table:number-columns-repeated="1019"/>
        </table:table-row>
        <table:table-row table:style-name="ro1">
          <table:table-cell table:style-name="ce2" office:value-type="string" calcext:value-type="string">
            <text:p>I2S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/>
          <table:covered-table-cell/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I2S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/>
          <table:covered-table-cell/>
          <table:table-cell/>
          <table:table-cell office:value-type="string" calcext:value-type="string">
            <text:p>TODO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nd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number-columns-repeated="2"/>
          <table:table-cell office:value-type="string" calcext:value-type="string">
            <text:p>Current rating per pin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v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Power budget for an average modu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v?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6" office:value-type="string" calcext:value-type="string">
            <text:p>End of PCIe x1</text:p>
          </table:table-cell>
          <table:table-cell/>
          <table:table-cell office:value-type="string" calcext:value-type="string">
            <text:p>If I include a higher voltage, what is a sensible value? (Would +/- rails be of benefit, or just add rarely used complexity?)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1"/>
        </table:table-row>
        <table:table-row table:style-name="ro3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D EEPROM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style-name="ce8" office:value-type="string" calcext:value-type="string">
            <text:p>Chip</text:p>
          </table:table-cell>
          <table:table-cell table:style-name="ce8" office:value-type="string" calcext:value-type="string">
            <text:p>Memory</text:p>
          </table:table-cell>
          <table:table-cell table:style-name="ce8" office:value-type="string" calcext:value-type="string">
            <text:p>I/O</text:p>
          </table:table-cell>
          <table:table-cell table:style-name="ce8" office:value-type="string" calcext:value-type="string">
            <text:p>Addresses</text:p>
          </table:table-cell>
          <table:table-cell table:style-name="ce8" office:value-type="string" calcext:value-type="string">
            <text:p>Digikey Cost (AUD, qty 1) </text:p>
          </table:table-cell>
          <table:table-cell table:style-name="ce8" office:value-type="string" calcext:value-type="string">
            <text:p>Mouser (AUD)</text:p>
          </table:table-cell>
          <table:table-cell table:style-name="ce8" office:value-type="string" calcext:value-type="string">
            <text:p>element14 (AUD)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DS4250</text:p>
          </table:table-cell>
          <table:table-cell table:style-name="ce8" office:value-type="string" calcext:value-type="string">
            <text:p>64B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$4</text:p>
          </table:table-cell>
          <table:table-cell table:style-name="ce8" office:value-type="string" calcext:value-type="string">
            <text:p>$6.75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PCA9500</text:p>
          </table:table-cell>
          <table:table-cell table:style-name="ce8" office:value-type="string" calcext:value-type="string">
            <text:p>256B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$2.50</text:p>
          </table:table-cell>
          <table:table-cell table:number-columns-repeated="2" table:style-name="ce8" office:value-type="string" calcext:value-type="string">
            <text:p>$2.6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PCA9501</text:p>
          </table:table-cell>
          <table:table-cell table:style-name="ce8" office:value-type="string" calcext:value-type="string">
            <text:p>256B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3" table:style-name="ce8" office:value-type="string" calcext:value-type="string">
            <text:p>$2.70</text:p>
          </table:table-cell>
          <table:table-cell table:number-columns-repeated="1017"/>
        </table:table-row>
        <table:table-row table:style-name="ro3" table:number-rows-repeated="11">
          <table:table-cell table:number-columns-repeated="1024"/>
        </table:table-row>
        <table:table-row table:style-name="ro5" table:number-rows-repeated="5">
          <table:table-cell table:style-name="ce8"/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ejaVu Sans" svg:font-family="'DejaVu Sans'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8:52:21.334567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D_20_EEPROM" style:display-name="PageStyle_ID EEPR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plane_20_Pinout" style:display-name="PageStyle_Backplane Pin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3-21T19:02:11.821848777</dc:date>
    <meta:editing-duration>PT9M50S</meta:editing-duration>
    <meta:editing-cycles>2</meta:editing-cycles>
    <meta:document-statistic meta:table-count="2" meta:cell-count="107" meta:object-count="0"/>
  </office:meta>
</office:document-meta>
</file>